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adornments="Regular" style:font-family-generic="swiss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 Light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 Light1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 Light1" fo:font-size="11pt" fo:font-style="normal" style:text-underline-style="none" fo:font-weight="normal" officeooo:paragraph-rsid="0018751d" style:text-blinking="false" fo:background-color="transparent" style:font-size-asian="11pt" style:font-size-complex="11pt"/>
    </style:style>
    <style:style style:name="P4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 Light1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 Light1" fo:font-size="11pt" fo:font-style="normal" style:text-underline-style="none" fo:font-weight="normal" style:text-blinking="false" fo:background-color="transparent" style:font-size-asian="11pt" style:font-size-complex="11pt"/>
    </style:style>
    <style:style style:name="P6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 Light1" fo:font-size="11pt" fo:font-style="normal" style:text-underline-style="none" fo:font-weight="normal" style:text-blinking="false" fo:background-color="transparent" style:font-size-asian="11pt" style:font-size-complex="11pt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 Light1" fo:font-size="11pt" fo:font-style="normal" style:text-underline-style="none" fo:font-weight="normal" officeooo:paragraph-rsid="0018751d" style:text-blinking="false" fo:background-color="transparent" style:font-size-asian="11pt" style:font-size-complex="11pt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 Light1" fo:font-size="11pt" style:text-underline-style="none" style:text-blinking="false" fo:background-color="transparent" style:font-size-asian="11pt" style:font-size-complex="11pt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font-name="Calibri Light1" fo:font-size="11pt" fo:font-style="normal" style:text-underline-style="solid" style:text-underline-width="auto" style:text-underline-color="font-color" fo:font-weight="normal" fo:background-color="transparent" style:font-size-asian="11pt" style:font-size-complex="11pt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font-name="Calibri Light1" fo:font-size="11pt" fo:font-style="normal" style:text-underline-style="none" fo:font-weight="normal" fo:background-color="transparent" style:font-size-asian="11pt" style:font-size-complex="11pt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font-name="Calibri Light1" fo:font-size="12pt" fo:font-style="normal" style:text-underline-style="solid" style:text-underline-width="auto" style:text-underline-color="font-color" fo:font-weight="bold" fo:background-color="transparent" style:font-size-asian="12pt" style:font-weight-asian="bold" style:font-size-complex="12pt" style:font-weight-complex="bold"/>
    </style:style>
    <style:style style:name="P12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officeooo:paragraph-rsid="0018751d"/>
    </style:style>
    <style:style style:name="P14" style:family="paragraph" style:parent-style-name="Text_20_body">
      <style:text-properties style:font-name="Calibri Light1" fo:font-size="11pt" style:font-size-asian="11pt" style:font-size-complex="11pt"/>
    </style:style>
    <style:style style:name="P15" style:family="paragraph" style:parent-style-name="Text_20_body">
      <style:paragraph-properties fo:margin-left="1.27cm" fo:margin-right="0cm" fo:margin-top="0cm" fo:margin-bottom="0cm" style:contextual-spacing="false" fo:line-height="138%" fo:text-indent="1.27cm" style:auto-text-indent="false" style:writing-mode="lr-tb"/>
      <style:text-properties style:font-name="Calibri Light1" fo:font-size="11pt" officeooo:paragraph-rsid="0018751d" style:font-size-asian="11pt" style:font-size-complex="11pt"/>
    </style:style>
    <style:style style:name="P16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style:font-name="Calibri Light1" fo:font-size="11pt" officeooo:paragraph-rsid="0018751d" style:font-size-asian="11pt" style:font-size-complex="11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8751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libri Light" fo:font-size="12pt" fo:font-style="normal" style:text-underline-style="none" fo:font-weight="normal" style:text-blinking="false" fo:background-color="transparent" loext:char-shading-value="0" style:font-name-asian="Times New Roman" style:font-size-asian="12pt" style:language-asian="pl" style:country-asian="PL" style:font-name-complex="Arial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 Light1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000000" loext:opacity="100%" style:font-name="Calibri Light2" fo:font-size="11pt" fo:letter-spacing="normal" fo:font-style="normal" fo:font-weight="normal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style:use-window-font-color="true" loext:opacity="0%" style:text-line-through-style="none" style:text-line-through-type="none" style:font-name="Calibri Light1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font-name="Calibri Light1" fo:font-size="11pt" fo:font-style="normal" style:text-underline-style="none" fo:font-weight="normal" officeooo:rsid="0018751d" style:text-blinking="false" fo:background-color="transparent" loext:char-shading-value="0" style:font-size-asian="11pt" style:font-size-complex="11pt"/>
    </style:style>
    <style:style style:name="T9" style:family="text">
      <style:text-properties fo:letter-spacing="normal" style:font-weight-asian="normal" style:font-weight-complex="normal"/>
    </style:style>
    <style:style style:name="T10" style:family="text">
      <style:text-properties style:font-name="Calibri Light2" fo:font-size="11pt" fo:font-weight="normal" style:font-size-asian="11pt" style:font-weight-asian="normal" style:font-size-complex="11pt" style:font-weight-complex="normal"/>
    </style:style>
    <style:style style:name="T11" style:family="text">
      <style:text-properties style:font-name="Calibri Light2" fo:letter-spacing="normal" style:font-weight-asian="normal" style:font-weight-complex="normal"/>
    </style:style>
    <style:style style:name="T12" style:family="text">
      <style:text-properties style:font-name="Calibri Light2" style:font-weight-asian="normal" style:font-weight-complex="normal"/>
    </style:style>
    <style:style style:name="T13" style:family="text">
      <style:text-properties officeooo:rsid="0018751d"/>
    </style:style>
    <style:style style:name="T14" style:family="text">
      <style:text-properties fo:color="#c9211e" loext:opacity="100%"/>
    </style:style>
    <style:style style:name="T15" style:family="text">
      <style:text-properties fo:color="#c9211e" loext:opacity="100%" officeooo:rsid="0018751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e8c3b9ff-7fff-afc8-0bd8-54812545db08"/>Data wykonania testów:</text:p>
      <text:p text:style-name="P10"><text:span text:style-name="T13">20</text:span>.<text:span text:style-name="T13">12</text:span>.202<text:span text:style-name="T13">2</text:span> r.</text:p>
      <text:p text:style-name="P10">Czas: 3 godziny</text:p>
      <text:p text:style-name="P14"/>
      <text:p text:style-name="P1">Raport końcowy: <text:span text:style-name="T13">DietPage</text:span></text:p>
      <text:p text:style-name="P11">Środowisko</text:p>
      <text:p text:style-name="P15"><text:span text:style-name="T4">ASUS X540LJ, Chrome wersja 102.0.5005.115</text:span></text:p>
      <text:p text:style-name="P9">Testalia</text:p>
      <text:list xml:id="list459117611" text:style-name="L1">
        <text:list-item>
          <text:p text:style-name="P2">Trello.<text:span text:style-name="T13">com</text:span></text:p>
        </text:list-item>
        <text:list-item>
          <text:p text:style-name="P3">przypadki testowe (tabele) – <text:span text:style-name="T9">dokumenty </text:span><text:span text:style-name="T11">LibreOffice Writer</text:span><text:span text:style-name="T12"> </text:span></text:p>
        </text:list-item>
        <text:list-item>
          <text:p text:style-name="P12"><text:span text:style-name="T5">wnioski końcowe – dokumenty </text:span><text:span text:style-name="T6">LibreOffice Writer</text:span><text:span text:style-name="T10"> </text:span></text:p>
        </text:list-item>
      </text:list>
      <text:p text:style-name="P8"/>
      <text:p text:style-name="P9">Etapy procesu testowego:</text:p>
      <text:list text:style-name="L2">
        <text:list-item>
          <text:p text:style-name="P4">planowanie testów, podział zadań (0,5h)</text:p>
        </text:list-item>
        <text:list-item>
          <text:p text:style-name="P4">projektowanie i wykonanie testów (2h)</text:p>
        </text:list-item>
        <text:list-item>
          <text:p text:style-name="P4">podsumowanie, zakończenie (0,5h)</text:p>
        </text:list-item>
      </text:list>
      <text:p text:style-name="P14"/>
      <text:p text:style-name="P9">Rodzaje testów</text:p>
      <text:p text:style-name="P5">W oparciu o przypadki testowe wykonano testy funkcjonalne następujących funkcjonalności:</text:p>
      <text:list xml:id="list1878637333" text:style-name="L3">
        <text:list-item>
          <text:p text:style-name="P6">proces logowania</text:p>
        </text:list-item>
        <text:list-item>
          <text:p text:style-name="P16"><text:span text:style-name="T3">działanie kalkulatora</text:span></text:p>
        </text:list-item>
        <text:list-item>
          <text:p text:style-name="P16"><text:span text:style-name="T2"/></text:p>
        </text:list-item>
      </text:list>
      <text:p text:style-name="P9">Stopień realizacji planu</text:p>
      <text:p text:style-name="P5">Udało się przetestować wszystkie zaplanowane funkcjonalności.</text:p>
      <text:p text:style-name="P14"/>
      <text:p text:style-name="P9">Podsumowanie</text:p>
      <text:p text:style-name="P13"><text:span text:style-name="T7">Przeprowadzone testy </text:span><text:span text:style-name="T8">wykryły błąd w działaniu kalkulatora. </text:span></text:p>
      <text:p text:style-name="P7"><text:span text:style-name="T14">nie wykryły żadnych awarii. Produkt na ich podstawie można uznać za gotowy do udostępnienia użytkownikom. Podane we wnioskach sugestie można wprowadzić w czasie późniejszym, wedle uznania strony biznesowej. Zaleca się również wykonanie testów bezpieczeństwa oraz wydajnościowych.</text:span></text:p>
      <text:p text:style-name="P14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adornments="Regular" style:font-family-generic="swiss" style:font-pitch="variable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0T12:38:23.271000000</meta:creation-date>
    <meta:generator>LibreOffice/7.4.2.3$Windows_X86_64 LibreOffice_project/382eef1f22670f7f4118c8c2dd222ec7ad009daf</meta:generator>
    <dc:date>2023-02-20T17:54:19.088000000</dc:date>
    <meta:editing-duration>PT5H12M10S</meta:editing-duration>
    <meta:editing-cycles>1</meta:editing-cycles>
    <meta:document-statistic meta:table-count="0" meta:image-count="0" meta:object-count="0" meta:page-count="1" meta:paragraph-count="25" meta:word-count="124" meta:character-count="964" meta:non-whitespace-character-count="866"/>
  </office:meta>
</office:document-meta>
</file>